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paragraph-properties fo:text-align="center" style:justify-single-word="fals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uia del espacio europeo de educación</text:p>
      <text:p text:style-name="Standard"/>
      <text:p text:style-name="Standard"/>
      <text:list xml:id="list32536625" text:style-name="L1">
        <text:list-item>
          <text:p text:style-name="P1">Sistema Europeo De Transferencia De Créditos (ECTS). Procedimiento de reconocimiento académico de los estudios cursados en el extranjero a través de un sistema de créditos. Sistema de créditos que permite medir en tiempo el volumen de trabajo necesario para adquirir los conocimientos y habilidades que se requieren en una determinada materia, establecido en función del alumno y no del profesor. </text:p>
        </text:list-item>
        <text:list-item>
          <text:p text:style-name="P1">Un curso debe estar compuesto por sesenta créditos ECTS por año.</text:p>
        </text:list-item>
        <text:list-item>
          <text:p text:style-name="P1">Un semestre debe estar compuestos por treinta créditos ECTS.</text:p>
        </text:list-item>
        <text:list-item>
          <text:p text:style-name="P1">Un trimestre debe estar compuesto por viente créditos ECTS.</text:p>
        </text:list-item>
        <text:list-item>
          <text:p text:style-name="P1">Cada crédito supondrá entre 25 y 30 horas de trabajo del alumno.</text:p>
        </text:list-item>
        <text:list-item>
          <text:p text:style-name="P1">Del total de horas asignadas a una materia una parte se destinará a clases teóricas y prácticas. La otra parte se destinará a búsquedas bibliográdicas, realización de trabajos dirigidos, al estudio individual, prácticas de campo, prácticas de laboratorio, preparación y realización de seminarios, preparación de písteres, coprrección de ejecrcicios realizados por los compañeros, realización de exámenes y autoexámenes y cualquier otra acticidad que contribuya a la formación universitaria.</text:p>
        </text:list-item>
        <text:list-item>
          <text:p text:style-name="P1">Cada insitución puede deciridr, dentro del marco legal en que opere, cuántos créditos concede a cada ciclo.</text:p>
        </text:list-item>
        <text:list-item>
          <text:p text:style-name="P1">Un periodo de trabajo también puede acarrear créditos ECTS. Se expresará en función de la carga de trabajo y los resultados del aprendizaje. Debe ser validado y certificado por la universidad.</text:p>
        </text:list-item>
        <text:list-item>
          <text:p text:style-name="P1">Hacer un doctorado es también una forma de conseguir créditos ECTS</text:p>
        </text:list-item>
        <text:list-item>
          <text:p text:style-name="P1">El proyecto universitario TUNING EDUCATIONAL STRUCTURES IN EUROPE (<text:a xlink:type="simple" xlink:href="http://unideusto.org/tuning/">http://unideusto.org/tuning/</text:a>) se centra en los resultados del aprendizaje y las habilidades adquiridas (en general y las relacionadas con el tema de estudio). Muestra una relación entre la enseñanza, el apredizaje y la evaluación por un lado y la carga de trabajo del estudiante por otro.</text:p>
        </text:list-item>
        <text:list-item>
          <text:p text:style-name="P1">El resultado del aprendizaje engloba el conjunto de habilidades que el estudiante aprenderá, comprenderá o será capaz de ejecutar después de completar sus estudios. Son definidos por los profesores de la universidad.</text:p>
        </text:list-item>
        <text:list-item>
          <text:p text:style-name="P1">La escala de notas ECTS crea dos grupos de alumnos: los que aprueban y los que no. Dentro de los que fallan también hay dos grupos: los que requieren algún esfuerzo para aprobar y los que están muy lejos de aprobar. De este modo la nota de cada alumno afecta a los demás. No refleja niveles absolutos, por lo que no puede ser usado para la comparación del niivel académico entre distintas universidades.</text:p>
          <text:list>
            <text:list-item>
              <text:p text:style-name="P1">A: el mejor 10%</text:p>
            </text:list-item>
            <text:list-item>
              <text:p text:style-name="P1">B: el siguiente 25%</text:p>
            </text:list-item>
            <text:list-item>
              <text:p text:style-name="P1">C: el siguiente 30%</text:p>
            </text:list-item>
            <text:list-item>
              <text:p text:style-name="P1">D: el siguiente 25%</text:p>
            </text:list-item>
            <text:list-item>
              <text:p text:style-name="P1">E: el peor 10%</text:p>
            </text:list-item>
          </text:list>
          <text:p text:style-name="P1"/>
        </text:list-item>
        <text:list-item>
          <text:p text:style-name="P1">El expediente académico ECTS refleja el rendimiento del estudiante durante un cierto tiempo. Debe indicar las asignaturas que ha tomado, los créditos que ha conseguido, sus notas en formato local y si es posible en ECTS. Engloba cantidad de trabajo y calidad de los logros.</text:p>
        </text:list-item>
        <text:list-item>
          <text:p text:style-name="P1">La Guia Docente de la universidad debe contener información sobre los módulos, cursos, programas, además de cualquier información que el alumno deba conocer para elegir qué módulo o curso le conviene, admás de información general sobre el país.</text:p>
        </text:list-item>
        <text:list-item>
          <text:p text:style-name="P1">La etiqueta ECTS es la forma de comprobar que una institución cumple las normas incluidas <text:soft-page-break/>dentro del sistema ECTS de forma correcta en todas las titulaciones. Requisitos para su concesión:</text:p>
          <text:list>
            <text:list-item>
              <text:p text:style-name="P1">Debe tener accesible via web el paquete informativo y la guía didáctica, en la lengua del país y en inglés o en inglés si la materia se imparte en inglés.</text:p>
            </text:list-item>
            <text:list-item>
              <text:p text:style-name="P1">Deben usar los créditos ECTS correctamente y deben demostrar que están calculados por la carga de trabajo del estudiante.</text:p>
            </text:list-item>
            <text:list-item>
              <text:p text:style-name="P1">Deben usar correctamente otros instrumentos del ECTS (acuerdo de aprendizaje y expediente académico.</text:p>
            </text:list-item>
            <text:list-item>
              <text:p text:style-name="P1">El suplemento del título es un codumento ligado al Título que expiden las insitutciones de educación superior, sin valor jurídico, que debe ir acompañado del Título. Describe la naturaleza, el nivel, el contexto, el contenido y el estatus de los estudios que han sido completados con éxito por el graduado. Proporciona transparencia y facilita el reconocimiento académico y profesional. Es obligatorio para todos los estudiantes, gratuito y debe estar en una lengua europea que sea ampliamente utilizada.</text:p>
            </text:list-item>
            <text:list-item>
              <text:p text:style-name="P1">El personal de ECTS los constituyen el coordinador institucional y los coordinadores departamentales. El primero debe asegurarse de que su institución cumpla los principios y mecanismos del sistema ECTS, además de ser responsable de asegurar la coordinación, preparación, producción y difusión del Paquite de Informaciónb Institucional y el Catálogo de los Cursos. El coordinador departamental es la persona de contacto para estudiantes y profesores, y asegurarse de que los estudiantes conocen el Paquite de información, rellenan el Acuerdo de Aprendizaje y que conoces los mecanismos de reconociminento académico. Los consejeros deben aconsejar a las instituciones de educación superior la gestioón de los créditos ECTS y del suplemento del diploma, así como la etiqueta ECTA y la etiqueta del Suplemento al diploma.</text:p>
            </text:list-item>
            <text:list-item>
              <text:p text:style-name="P1">En el sistema antiguo un c´redito correspondía a 10 horas de clase, eran créditos presenciales y estaban centrados en la labor del profesor. El número total de créditos por curso era de 60.</text:p>
            </text:list-item>
          </text:list>
        </text:list-item>
      </text:list>
      <text:p text:style-name="Standard"/>
      <text:p text:style-name="Standard"/>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aniel Martinez Esteban</meta:initial-creator>
    <meta:creation-date>2009-11-29T12:40:28.43</meta:creation-date>
    <meta:document-statistic meta:table-count="0" meta:image-count="0" meta:object-count="0" meta:page-count="2" meta:paragraph-count="27" meta:word-count="844" meta:character-count="5213"/>
    <dc:date>2009-11-29T13:18:22.21</dc:date>
    <dc:creator>Daniel Martinez Esteban</dc:creator>
    <meta:editing-duration>PT00H04M22S</meta:editing-duration>
    <meta:editing-cycles>1</meta:editing-cycles>
    <meta:generator>OpenOffice.org/3.1$Win32 OpenOffice.org_project/310m11$Build-9399</meta:generator>
  </office:meta>
</office:document-meta>
</file>